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fill-color="#ffff99" draw:textarea-horizontal-align="justify" draw:textarea-vertical-align="middle" draw:auto-grow-height="false" fo:min-height="3.458cm" fo:min-width="10.203cm" fo:wrap-option="no-wrap"/>
    </style:style>
    <style:style style:name="gr2" style:family="graphic" style:parent-style-name="standard">
      <style:graphic-properties draw:fill-color="#33ff99" draw:textarea-horizontal-align="justify" draw:textarea-vertical-align="middle" draw:auto-grow-height="false" fo:min-height="7.116cm" fo:min-width="17.026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color="#66ffff" draw:textarea-horizontal-align="justify" draw:textarea-vertical-align="middle" draw:auto-grow-height="false" fo:min-height="7.116cm" fo:min-width="17.026cm"/>
    </style:style>
    <style:style style:name="gr5" style:family="graphic" style:parent-style-name="standard">
      <style:graphic-properties draw:textarea-horizontal-align="justify" draw:textarea-vertical-align="middle" draw:auto-grow-height="false" fo:min-height="2.798cm" fo:min-width="3.437cm"/>
    </style:style>
    <style:style style:name="gr6" style:family="graphic" style:parent-style-name="standard">
      <style:graphic-properties draw:fill-color="#33ff99" draw:textarea-horizontal-align="justify" draw:textarea-vertical-align="middle" draw:auto-grow-height="false" fo:min-height="2.798cm" fo:min-width="3.437cm"/>
    </style:style>
    <style:style style:name="gr7" style:family="graphic" style:parent-style-name="standard">
      <style:graphic-properties draw:textarea-horizontal-align="justify" draw:textarea-vertical-align="middle" draw:auto-grow-height="false" fo:min-height="0.195cm" fo:min-width="1.128cm"/>
    </style:style>
    <style:style style:name="gr8" style:family="graphic" style:parent-style-name="standard">
      <style:graphic-properties draw:fill-color="#99ff33" draw:textarea-horizontal-align="justify" draw:textarea-vertical-align="middle" draw:auto-grow-height="false" fo:min-height="0.5cm" fo:min-width="6.906cm"/>
    </style:style>
    <style:style style:name="gr9" style:family="graphic" style:parent-style-name="standard">
      <style:graphic-properties draw:textarea-horizontal-align="justify" draw:textarea-vertical-align="middle" draw:auto-grow-height="false" fo:min-height="4.195cm" fo:min-width="14.74cm"/>
    </style:style>
    <style:style style:name="P1" style:family="paragraph">
      <loext:graphic-properties draw:fill-color="#ffff99"/>
      <style:paragraph-properties fo:text-align="center"/>
    </style:style>
    <style:style style:name="P2" style:family="paragraph">
      <loext:graphic-properties draw:fill-color="#33ff99"/>
      <style:paragraph-properties fo:text-align="center"/>
    </style:style>
    <style:style style:name="P3" style:family="paragraph">
      <style:text-properties fo:font-weight="bold" style:font-weight-asian="bold" style:font-weight-complex="bold"/>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color="#66ffff"/>
      <style:paragraph-properties fo:text-align="center"/>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color="#99ff33"/>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383cm" svg:height="5.715cm" svg:x="2.016cm" svg:y="9.0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7.526cm" svg:height="7.366cm" draw:transform="skewX (0.000872664625997165) rotate (0.000872664625997165) translate (1cm 1.889cm)">
          <text:p/>
          <draw:enhanced-geometry svg:viewBox="0 0 21600 21600" draw:type="rectangle" draw:enhanced-path="M 0 0 L 21600 0 21600 21600 0 21600 0 0 Z N"/>
        </draw:custom-shape>
        <draw:frame draw:style-name="gr3" draw:text-style-name="P4" draw:layer="layout" svg:width="3.542cm" svg:height="0.962cm" svg:x="1.254cm" svg:y="1.881cm">
          <draw:text-box>
            <text:p text:style-name="P3"><text:span text:style-name="T1">Front-End</text:span></text:p>
          </draw:text-box>
        </draw:frame>
        <draw:custom-shape draw:style-name="gr4" draw:text-style-name="P5" draw:layer="layout" svg:width="17.526cm" svg:height="7.366cm" draw:transform="skewX (0.000872664625997165) rotate (0.000872664625997165) translate (1cm 14.09cm)">
          <text:p/>
          <draw:enhanced-geometry svg:viewBox="0 0 21600 21600" draw:type="rectangle" draw:enhanced-path="M 0 0 L 21600 0 21600 21600 0 21600 0 0 Z N"/>
        </draw:custom-shape>
        <draw:frame draw:style-name="gr3" draw:text-style-name="P4" draw:layer="layout" svg:width="3.393cm" svg:height="0.962cm" svg:x="1.508cm" svg:y="14.97cm">
          <draw:text-box>
            <text:p text:style-name="P3"><text:span text:style-name="T1">Back End</text:span></text:p>
          </draw:text-box>
        </draw:frame>
        <draw:custom-shape draw:style-name="gr5" draw:text-style-name="P6" draw:layer="layout" svg:width="3.937cm" svg:height="3.048cm" svg:x="2.143cm" svg:y="17.383cm">
          <text:p text:style-name="P6">Aplicaciones</text:p>
          <text:p text:style-name="P6">(Java)</text:p>
          <draw:enhanced-geometry svg:viewBox="0 0 21600 21600" draw:type="rectangle" draw:enhanced-path="M 0 0 L 21600 0 21600 21600 0 21600 0 0 Z N"/>
        </draw:custom-shape>
        <draw:custom-shape draw:style-name="gr5" draw:text-style-name="P6" draw:layer="layout" svg:width="3.937cm" svg:height="3.048cm" svg:x="8.243cm" svg:y="17.383cm">
          <text:p text:style-name="P6">Base datos</text:p>
          <text:p text:style-name="P6">(PostgreSQL)</text:p>
          <draw:enhanced-geometry svg:viewBox="0 0 21600 21600" draw:type="rectangle" draw:enhanced-path="M 0 0 L 21600 0 21600 21600 0 21600 0 0 Z N"/>
        </draw:custom-shape>
        <draw:custom-shape draw:style-name="gr6" draw:text-style-name="P2" draw:layer="layout" svg:width="3.937cm" svg:height="3.048cm" svg:x="13.643cm" svg:y="17.383cm">
          <text:p text:style-name="P6">Chat</text:p>
          <text:p text:style-name="P6">(NodeJS)</text:p>
          <draw:enhanced-geometry svg:viewBox="0 0 21600 21600" draw:type="rectangle" draw:enhanced-path="M 0 0 L 21600 0 21600 21600 0 21600 0 0 Z N"/>
        </draw:custom-shape>
        <draw:custom-shape draw:style-name="gr7" draw:text-style-name="P6" draw:layer="layout" svg:width="2.032cm" svg:height="0.889cm" svg:x="6.107cm" svg:y="18.78cm">
          <text:p text:style-name="P6">JPA</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7" draw:layer="layout" svg:width="2.331cm" svg:height="0.962cm" svg:x="6.069cm" svg:y="17.926cm">
          <draw:text-box>
            <text:p>CRUD</text:p>
          </draw:text-box>
        </draw:frame>
        <draw:custom-shape draw:style-name="gr8" draw:text-style-name="P8" draw:layer="layout" svg:width="9.246cm" svg:height="1.499cm" draw:transform="rotate (1.5707963267949) translate (4.637cm 17.48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7" draw:layer="layout" svg:width="4.27cm" svg:height="1.673cm" svg:x="1.381cm" svg:y="9.525cm">
          <draw:text-box>
            <text:p><text:span text:style-name="T1">Web Service</text:span></text:p>
            <text:p><text:tab/>(http)</text:p>
          </draw:text-box>
        </draw:frame>
        <draw:custom-shape draw:style-name="gr8" draw:text-style-name="P8" draw:layer="layout" svg:width="9.246cm" svg:height="1.499cm" draw:transform="rotate (1.5707963267949) translate (15.038cm 17.48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7" draw:layer="layout" svg:width="4.333cm" svg:height="1.673cm" svg:x="11.782cm" svg:y="10.525cm">
          <draw:text-box>
            <text:p><text:span text:style-name="T1"><text:s text:c="3"/></text:span><text:span text:style-name="T1">Socket-io</text:span></text:p>
            <text:p>(Web Socket)</text:p>
          </draw:text-box>
        </draw:frame>
        <draw:custom-shape draw:style-name="gr9" draw:text-style-name="P6" draw:layer="layout" svg:width="15.24cm" svg:height="4.445cm" svg:x="1.762cm" svg:y="3.159cm">
          <text:p text:style-name="P6">APLICACIÓN:</text:p>
          <text:p text:style-name="P6">-Ionic2</text:p>
          <text:p text:style-name="P6">-Angular2</text:p>
          <text:p text:style-name="P6">-Web(Html5, CSS, JavaScript)</text:p>
          <draw:enhanced-geometry svg:viewBox="0 0 21600 21600" draw:type="rectangle" draw:enhanced-path="M 0 0 L 21600 0 21600 21600 0 21600 0 0 Z N"/>
        </draw:custom-shape>
        <draw:frame draw:style-name="gr3" draw:text-style-name="P7" draw:layer="layout" svg:width="3.609cm" svg:height="1.673cm" svg:x="1.382cm" svg:y="11.826cm">
          <draw:text-box>
            <text:p><text:span text:style-name="T1">Seguridad</text:span></text:p>
            <text:p>(OAuth2.0)</text:p>
          </draw:text-box>
        </draw:frame>
        <draw:frame draw:style-name="gr3" draw:text-style-name="P7" draw:layer="layout" svg:width="4.693cm" svg:height="1.673cm" svg:x="4.689cm" svg:y="10.906cm">
          <draw:text-box>
            <text:p>Información en</text:p>
            <text:p>Fomato JS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09:55:29.212988972</meta:creation-date>
    <dc:date>2017-03-29T10:10:19.661542928</dc:date>
    <meta:editing-duration>PT14M56S</meta:editing-duration>
    <meta:editing-cycles>4</meta:editing-cycles>
    <meta:generator>LibreOffice/5.2.3.3$Linux_X86_64 LibreOffice_project/20m0$Build-3</meta:generator>
    <meta:document-statistic meta:object-count="17"/>
  </office:meta>
</office:document-meta>
</file>